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MOBITEL" svg:font-family="MOBITE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avadno" style:font-family-generic="swiss" style:font-pitch="variable"/>
    <style:font-face style:name="Arial CE" svg:font-family="'Arial C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0875in" table:align="margins"/>
    </style:style>
    <style:style style:name="Table1.A" style:family="table-column">
      <style:table-column-properties style:column-width="3.175in" style:rel-column-width="29357*"/>
    </style:style>
    <style:style style:name="Table1.B" style:family="table-column">
      <style:table-column-properties style:column-width="3.9125in" style:rel-column-width="36178*"/>
    </style:style>
    <style:style style:name="Table1.1" style:family="table-row">
      <style:table-row-properties style:row-height="0.3153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7.0875in" fo:margin-left="0in" fo:margin-right="0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1396in" style:rel-column-width="29033*"/>
    </style:style>
    <style:style style:name="Table2.B" style:family="table-column">
      <style:table-column-properties style:column-width="0.7868in" style:rel-column-width="7275*"/>
    </style:style>
    <style:style style:name="Table2.C" style:family="table-column">
      <style:table-column-properties style:column-width="1.0083in" style:rel-column-width="9324*"/>
    </style:style>
    <style:style style:name="Table2.D" style:family="table-column">
      <style:table-column-properties style:column-width="1.1229in" style:rel-column-width="10384*"/>
    </style:style>
    <style:style style:name="Table2.E" style:family="table-column">
      <style:table-column-properties style:column-width="1.0292in" style:rel-column-width="9519*"/>
    </style:style>
    <style:style style:name="Table2.1" style:family="table-row">
      <style:table-row-properties style:row-height="0.2757in"/>
    </style:style>
    <style:style style:name="Table2.A1" style:family="table-cell">
      <style:table-cell-properties style:vertical-align="bottom" fo:padding="0in" fo:border-left="none" fo:border-right="none" fo:border-top="none" fo:border-bottom="0.05pt solid #000000"/>
    </style:style>
    <style:style style:name="Table2.B1" style:family="table-cell">
      <style:table-cell-properties style:vertical-align="bottom" fo:padding="0in" fo:border="none"/>
    </style:style>
    <style:style style:name="Table2.2" style:family="table-row">
      <style:table-row-properties style:row-height="0.1181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2.3" style:family="table-row">
      <style:table-row-properties style:row-height="0.1965in"/>
    </style:style>
    <style:style style:name="Table2.A3" style:family="table-cell">
      <style:table-cell-properties style:vertical-align="bottom" fo:padding="0.0042in" fo:border-left="none" fo:border-right="none" fo:border-top="none" fo:border-bottom="0.05pt solid #000000"/>
    </style:style>
    <style:style style:name="Table2.B3" style:family="table-cell">
      <style:table-cell-properties style:vertical-align="bottom" fo:padding="0.0042in" fo:border="none"/>
    </style:style>
    <style:style style:name="Table2.C3" style:family="table-cell">
      <style:table-cell-properties style:vertical-align="bottom" fo:padding="0.0042in" fo:border-left="none" fo:border-right="none" fo:border-top="none" fo:border-bottom="0.05pt solid #000000"/>
    </style:style>
    <style:style style:name="Table2.D3" style:family="table-cell">
      <style:table-cell-properties style:vertical-align="bottom" fo:padding="0.0042in" fo:border="none"/>
    </style:style>
    <style:style style:name="Table2.E3" style:family="table-cell">
      <style:table-cell-properties style:vertical-align="bottom" fo:padding="0.0042in" fo:border="none"/>
    </style:style>
    <style:style style:name="Table2.4" style:family="table-row">
      <style:table-row-properties style:row-height="0.1181in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C4" style:family="table-cell">
      <style:table-cell-properties fo:padding="0in" fo:border="none"/>
    </style:style>
    <style:style style:name="Table2.D4" style:family="table-cell">
      <style:table-cell-properties fo:padding="0in" fo:border="none"/>
    </style:style>
    <style:style style:name="Table2.E4" style:family="table-cell">
      <style:table-cell-properties fo:padding="0in" fo:border="none"/>
    </style:style>
    <style:style style:name="Tabela6" style:family="table">
      <style:table-properties style:width="7.0875in" table:align="margins"/>
    </style:style>
    <style:style style:name="Tabela6.A" style:family="table-column">
      <style:table-column-properties style:column-width="1.6604in" style:rel-column-width="15353*"/>
    </style:style>
    <style:style style:name="Tabela6.B" style:family="table-column">
      <style:table-column-properties style:column-width="0.1618in" style:rel-column-width="1496*"/>
    </style:style>
    <style:style style:name="Tabela6.C" style:family="table-column">
      <style:table-column-properties style:column-width="0.7986in" style:rel-column-width="7384*"/>
    </style:style>
    <style:style style:name="Tabela6.D" style:family="table-column">
      <style:table-column-properties style:column-width="0.1236in" style:rel-column-width="1142*"/>
    </style:style>
    <style:style style:name="Tabela6.E" style:family="table-column">
      <style:table-column-properties style:column-width="1.8174in" style:rel-column-width="16804*"/>
    </style:style>
    <style:style style:name="Tabela6.F" style:family="table-column">
      <style:table-column-properties style:column-width="0.0792in" style:rel-column-width="732*"/>
    </style:style>
    <style:style style:name="Tabela6.G" style:family="table-column">
      <style:table-column-properties style:column-width="1.6521in" style:rel-column-width="15276*"/>
    </style:style>
    <style:style style:name="Tabela6.H" style:family="table-column">
      <style:table-column-properties style:column-width="0.7944in" style:rel-column-width="7348*"/>
    </style:style>
    <style:style style:name="Tabela6.1" style:family="table-row">
      <style:table-row-properties style:row-height="0.5903in"/>
    </style:style>
    <style:style style:name="Tabela6.A1" style:family="table-cell">
      <style:table-cell-properties style:vertical-align="bottom" fo:padding="0in" fo:border-left="none" fo:border-right="none" fo:border-top="none" fo:border-bottom="0.05pt solid #000000"/>
    </style:style>
    <style:style style:name="Tabela6.B1" style:family="table-cell">
      <style:table-cell-properties style:vertical-align="bottom" fo:padding="0in" fo:border="none"/>
    </style:style>
    <style:style style:name="Tabela6.2" style:family="table-row">
      <style:table-row-properties style:row-height="0.1139in"/>
    </style:style>
    <style:style style:name="Tabela6.A2" style:family="table-cell">
      <style:table-cell-properties style:vertical-align="" fo:padding="0in" fo:border="none"/>
    </style:style>
    <style:style style:name="Tabela1" style:family="table">
      <style:table-properties style:width="7.0875in" table:align="margins"/>
    </style:style>
    <style:style style:name="Tabela1.A" style:family="table-column">
      <style:table-column-properties style:column-width="1.6604in" style:rel-column-width="15353*"/>
    </style:style>
    <style:style style:name="Tabela1.B" style:family="table-column">
      <style:table-column-properties style:column-width="0.1618in" style:rel-column-width="1496*"/>
    </style:style>
    <style:style style:name="Tabela1.C" style:family="table-column">
      <style:table-column-properties style:column-width="0.7986in" style:rel-column-width="7384*"/>
    </style:style>
    <style:style style:name="Tabela1.D" style:family="table-column">
      <style:table-column-properties style:column-width="0.1507in" style:rel-column-width="1393*"/>
    </style:style>
    <style:style style:name="Tabela1.E" style:family="table-column">
      <style:table-column-properties style:column-width="1.325in" style:rel-column-width="12251*"/>
    </style:style>
    <style:style style:name="Tabela1.F" style:family="table-column">
      <style:table-column-properties style:column-width="2.1965in" style:rel-column-width="20310*"/>
    </style:style>
    <style:style style:name="Tabela1.G" style:family="table-column">
      <style:table-column-properties style:column-width="0.7944in" style:rel-column-width="7348*"/>
    </style:style>
    <style:style style:name="Tabela1.1" style:family="table-row">
      <style:table-row-properties style:row-height="0.5903in"/>
    </style:style>
    <style:style style:name="Tabela1.A1" style:family="table-cell">
      <style:table-cell-properties style:vertical-align="bottom" fo:padding="0in" fo:border-left="none" fo:border-right="none" fo:border-top="none" fo:border-bottom="0.05pt solid #000000"/>
    </style:style>
    <style:style style:name="Tabela1.B1" style:family="table-cell">
      <style:table-cell-properties style:vertical-align="bottom" fo:padding="0in" fo:border="none"/>
    </style:style>
    <style:style style:name="Tabela1.2" style:family="table-row">
      <style:table-row-properties style:row-height="0.2951in"/>
    </style:style>
    <style:style style:name="Tabela1.A2" style:family="table-cell">
      <style:table-cell-properties style:vertical-align="" fo:padding="0in" fo:border="none"/>
    </style:style>
    <style:style style:name="Tabela3" style:family="table">
      <style:table-properties style:width="7.0833in" table:align="left"/>
    </style:style>
    <style:style style:name="Tabela3.A" style:family="table-column">
      <style:table-column-properties style:column-width="0.0361in"/>
    </style:style>
    <style:style style:name="Tabela3.B" style:family="table-column">
      <style:table-column-properties style:column-width="3.5556in"/>
    </style:style>
    <style:style style:name="Tabela3.C" style:family="table-column">
      <style:table-column-properties style:column-width="1.7208in"/>
    </style:style>
    <style:style style:name="Tabela3.E" style:family="table-column">
      <style:table-column-properties style:column-width="0.05in"/>
    </style:style>
    <style:style style:name="Tabela3.1" style:family="table-row">
      <style:table-row-properties style:row-height="0.1535in"/>
    </style:style>
    <style:style style:name="Tabela3.A1" style:family="table-cell">
      <style:table-cell-properties fo:padding="0in" fo:border="none"/>
    </style:style>
    <style:style style:name="Tabela5" style:family="table">
      <style:table-properties style:width="7.0833in" table:align="left" table:border-model="separating"/>
    </style:style>
    <style:style style:name="Tabela5.A" style:family="table-column">
      <style:table-column-properties style:column-width="0.0368in"/>
    </style:style>
    <style:style style:name="Tabela5.B" style:family="table-column">
      <style:table-column-properties style:column-width="1.6153in"/>
    </style:style>
    <style:style style:name="Tabela5.C" style:family="table-column">
      <style:table-column-properties style:column-width="0.1007in"/>
    </style:style>
    <style:style style:name="Tabela5.D" style:family="table-column">
      <style:table-column-properties style:column-width="0.8764in"/>
    </style:style>
    <style:style style:name="Tabela5.F" style:family="table-column">
      <style:table-column-properties style:column-width="1.1354in"/>
    </style:style>
    <style:style style:name="Tabela5.G" style:family="table-column">
      <style:table-column-properties style:column-width="0.1076in"/>
    </style:style>
    <style:style style:name="Tabela5.H" style:family="table-column">
      <style:table-column-properties style:column-width="0.8472in"/>
    </style:style>
    <style:style style:name="Tabela5.I" style:family="table-column">
      <style:table-column-properties style:column-width="0.1368in"/>
    </style:style>
    <style:style style:name="Tabela5.J" style:family="table-column">
      <style:table-column-properties style:column-width="1.2472in"/>
    </style:style>
    <style:style style:name="Tabela5.K" style:family="table-column">
      <style:table-column-properties style:column-width="0.125in"/>
    </style:style>
    <style:style style:name="Tabela5.L" style:family="table-column">
      <style:table-column-properties style:column-width="0.7201in"/>
    </style:style>
    <style:style style:name="Tabela5.M" style:family="table-column">
      <style:table-column-properties style:column-width="0.034in"/>
    </style:style>
    <style:style style:name="Tabela5.1" style:family="table-row">
      <style:table-row-properties style:row-height="0.2715in" fo:keep-together="auto"/>
    </style:style>
    <style:style style:name="Tabela5.A1" style:family="table-cell">
      <style:table-cell-properties style:vertical-align="bottom" fo:padding="0.0042in" fo:border="none"/>
    </style:style>
    <style:style style:name="Tabela5.B1" style:family="table-cell">
      <style:table-cell-properties style:vertical-align="bottom" fo:padding="0.0042in" fo:border-left="none" fo:border-right="none" fo:border-top="none" fo:border-bottom="0.05pt solid #000000"/>
    </style:style>
    <style:style style:name="Tabela5.2" style:family="table-row">
      <style:table-row-properties style:row-height="0.1139in"/>
    </style:style>
    <style:style style:name="Tabela5.A2" style:family="table-cell">
      <style:table-cell-properties fo:padding="0.0042in" fo:border="none"/>
    </style:style>
    <style:style style:name="Tabela5.B2" style:family="table-cell">
      <style:table-cell-properties fo:padding="0.0042in" fo:border="none"/>
    </style:style>
    <style:style style:name="Tabela5.C2" style:family="table-cell">
      <style:table-cell-properties fo:padding="0.0042in" fo:border="none"/>
    </style:style>
    <style:style style:name="Tabela5.D2" style:family="table-cell">
      <style:table-cell-properties fo:padding="0.0042in" fo:border="none"/>
    </style:style>
    <style:style style:name="Tabela5.E2" style:family="table-cell">
      <style:table-cell-properties fo:padding="0.0042in" fo:border="none"/>
    </style:style>
    <style:style style:name="Tabela5.F2" style:family="table-cell">
      <style:table-cell-properties fo:padding="0.0042in" fo:border="none"/>
    </style:style>
    <style:style style:name="Tabela5.G2" style:family="table-cell">
      <style:table-cell-properties fo:padding="0.0042in" fo:border="none"/>
    </style:style>
    <style:style style:name="Tabela5.H2" style:family="table-cell">
      <style:table-cell-properties fo:padding="0.0042in" fo:border="none"/>
    </style:style>
    <style:style style:name="Tabela5.I2" style:family="table-cell">
      <style:table-cell-properties fo:padding="0.0042in" fo:border="none"/>
    </style:style>
    <style:style style:name="Tabela5.J2" style:family="table-cell">
      <style:table-cell-properties fo:padding="0.0042in" fo:border="none"/>
    </style:style>
    <style:style style:name="Tabela5.K2" style:family="table-cell">
      <style:table-cell-properties fo:padding="0.0042in" fo:border="none"/>
    </style:style>
    <style:style style:name="Tabela5.L2" style:family="table-cell">
      <style:table-cell-properties fo:padding="0.0042in" fo:border="none"/>
    </style:style>
    <style:style style:name="Tabela5.M2" style:family="table-cell">
      <style:table-cell-properties fo:padding="0.004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/>
      <style:text-properties style:font-name="Arial1" fo:font-size="7pt" style:font-size-asian="7pt" style:font-size-complex="7pt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 style:snap-to-layout-grid="false"/>
      <style:text-properties style:font-name="Arial1" fo:font-size="7pt" fo:font-weight="normal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/>
      <style:text-properties style:font-name="Arial1" fo:font-size="6.59999990463257pt" style:font-size-asian="6.59999990463257pt" style:font-size-complex="6.59999990463257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shadow="none" style:snap-to-layout-grid="false"/>
      <style:text-properties fo:color="#000000" loext:opacity="100%" style:font-name="Arial1" fo:font-size="9pt" fo:font-weight="bold" style:font-size-asian="9pt" style:font-weight-asian="bold" style:font-size-complex="9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/>
      <style:text-properties fo:color="#000000" loext:opacity="100%" fo:font-size="9pt" fo:font-weight="bold" style:font-size-asian="9pt" style:font-weight-asian="bold" style:font-size-complex="9pt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 style:snap-to-layout-grid="false"/>
      <style:text-properties fo:font-size="7pt" fo:font-weight="normal" style:font-size-asian="7pt" style:font-weight-asian="normal" style:font-size-complex="7pt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 style:snap-to-layout-grid="false"/>
      <style:text-properties fo:font-size="7pt" style:font-size-asian="7pt" style:font-size-complex="7pt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shadow="none" style:snap-to-layout-grid="false"/>
      <style:text-properties fo:font-size="7pt" style:font-size-asian="7pt" style:font-size-complex="7pt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justify" style:justify-single-word="false" fo:keep-together="always" fo:text-indent="0in" style:auto-text-indent="false" style:shadow="none" fo:keep-with-next="always" style:snap-to-layout-grid="false"/>
      <style:text-properties style:font-name="Arial1" fo:font-size="7pt" style:font-size-asian="7pt" style:font-size-complex="7pt"/>
    </style:style>
    <style:style style:name="P1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snap-to-layout-grid="false"/>
      <style:text-properties fo:color="#000000" loext:opacity="100%" fo:font-size="9pt" fo:font-weight="bold" style:font-size-asian="9pt" style:font-weight-asian="bold" style:font-size-complex="9pt"/>
    </style:style>
    <style:style style:name="P1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snap-to-layout-grid="false"/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nap-to-layout-grid="false"/>
      <style:text-properties fo:color="#000000" loext:opacity="100%" fo:font-size="7pt" style:font-size-asian="7pt" style:font-size-complex="7pt"/>
    </style:style>
    <style:style style:name="P1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snap-to-layout-grid="false"/>
      <style:text-properties fo:font-size="7pt" style:font-size-asian="7pt" style:font-size-complex="7pt"/>
    </style:style>
    <style:style style:name="P14" style:family="paragraph" style:parent-style-name="Standard" style:master-page-name=""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style:shadow="none" style:snap-to-layout-grid="false"/>
      <style:text-properties fo:color="#000000" loext:opacity="100%" fo:font-size="9pt" fo:font-weight="bold" style:font-size-asian="9pt" style:font-weight-asian="bold" style:font-size-complex="9pt"/>
    </style:style>
    <style:style style:name="P15" style:family="paragraph" style:parent-style-name="Standard" style:master-page-name="">
      <style:paragraph-properties fo:margin-left="0in" fo:margin-right="0in" fo:margin-top="0in" fo:margin-bottom="0in" style:contextual-spacing="false" fo:text-align="start" style:justify-single-word="false" fo:keep-together="always" fo:text-indent="0in" style:auto-text-indent="false" style:page-number="auto" fo:keep-with-next="always" style:snap-to-layout-grid="false"/>
      <style:text-properties fo:color="#000000" loext:opacity="100%" fo:font-size="9pt" fo:font-weight="bold" style:font-size-asian="9pt" style:font-weight-asian="bold" style:font-size-complex="9pt"/>
    </style:style>
    <style:style style:name="P16" style:family="paragraph" style:parent-style-name="Standard">
      <style:paragraph-properties fo:margin-left="0in" fo:margin-right="0in" fo:margin-top="0.0075in" fo:margin-bottom="0in" style:contextual-spacing="false" fo:text-align="start" style:justify-single-word="false" fo:text-indent="0in" style:auto-text-indent="false" style:snap-to-layout-grid="false"/>
      <style:text-properties fo:color="#000000" loext:opacity="100%" fo:font-size="9pt" fo:font-weight="bold" style:font-size-asian="9pt" style:font-weight-asian="bold" style:font-size-complex="9pt"/>
    </style:style>
    <style:style style:name="P17" style:family="paragraph" style:parent-style-name="Standard">
      <style:paragraph-properties fo:margin-left="0in" fo:margin-right="0in" fo:margin-top="0.0075in" fo:margin-bottom="0in" style:contextual-spacing="false" fo:text-align="start" style:justify-single-word="false" fo:text-indent="0in" style:auto-text-indent="false" style:snap-to-layout-grid="false"/>
      <style:text-properties fo:color="#000000" loext:opacity="100%" fo:font-size="7pt" fo:font-weight="bold" style:font-size-asian="7pt" style:font-weight-asian="bold" style:font-size-complex="7pt"/>
    </style:style>
    <style:style style:name="P18" style:family="paragraph" style:parent-style-name="Standard">
      <style:paragraph-properties fo:margin-left="0in" fo:margin-right="0in" fo:margin-top="0.0075in" fo:margin-bottom="0in" style:contextual-spacing="false" fo:text-align="start" style:justify-single-word="false" fo:text-indent="0in" style:auto-text-indent="false" style:snap-to-layout-grid="false"/>
      <style:text-properties fo:color="#000000" loext:opacity="100%" fo:font-size="7.5pt" fo:font-weight="bold" style:font-size-asian="7.5pt" style:font-weight-asian="bold" style:font-size-complex="7.5pt"/>
    </style:style>
    <style:style style:name="P19" style:family="paragraph" style:parent-style-name="Standard">
      <style:paragraph-properties fo:margin-left="0in" fo:margin-right="0in" fo:margin-top="0.0075in" fo:margin-bottom="0in" style:contextual-spacing="false" fo:text-align="justify" style:justify-single-word="false" fo:text-indent="0in" style:auto-text-indent="false" fo:break-before="column" style:shadow="none" style:snap-to-layout-grid="false"/>
      <style:text-properties fo:color="#000000" loext:opacity="100%" style:font-name="Arial1" fo:font-size="6.59999990463257pt" fo:language="en" fo:country="US" style:font-name-asian="Tahoma" style:font-size-asian="6.59999990463257pt" style:font-name-complex="Tahoma" style:font-size-complex="6.59999990463257pt"/>
    </style:style>
    <style:style style:name="P20" style:family="paragraph" style:parent-style-name="Standard">
      <style:paragraph-properties fo:margin-left="0in" fo:margin-right="0in" fo:margin-top="0.0075in" fo:margin-bottom="0in" style:contextual-spacing="false" fo:text-align="justify" style:justify-single-word="false" fo:keep-together="always" fo:text-indent="0in" style:auto-text-indent="false" style:shadow="none" fo:keep-with-next="always" style:snap-to-layout-grid="false"/>
      <style:text-properties fo:color="#000000" loext:opacity="100%" style:font-name="Arial1" fo:font-size="7pt" fo:language="en" fo:country="US" style:font-name-asian="Tahoma" style:font-size-asian="7pt" style:font-name-complex="Tahoma" style:font-size-complex="7pt"/>
    </style:style>
    <style:style style:name="P21" style:family="paragraph" style:parent-style-name="Mobitel">
      <style:paragraph-properties fo:margin-left="0in" fo:margin-right="0in" fo:margin-top="0in" fo:margin-bottom="0.0193in" style:contextual-spacing="false" style:line-height-at-least="0.0693in" fo:text-align="start" style:justify-single-word="false" fo:text-indent="0in" style:auto-text-indent="false" style:snap-to-layout-grid="false"/>
      <style:text-properties fo:color="#ffffff" loext:opacity="100%" style:font-name="MOBITEL" fo:font-size="5pt" fo:font-weight="normal" style:font-size-asian="5pt" style:font-weight-asian="normal" style:font-size-complex="5pt" style:font-weight-complex="normal"/>
    </style:style>
    <style:style style:name="P22" style:family="paragraph" style:parent-style-name="Mobitel">
      <style:paragraph-properties fo:margin-left="0in" fo:margin-right="0in" fo:margin-top="0in" fo:margin-bottom="0.0193in" style:contextual-spacing="false" style:line-height-at-least="0.0693in" fo:text-align="justify" style:justify-single-word="false" fo:text-indent="0in" style:auto-text-indent="false" style:snap-to-layout-grid="false"/>
      <style:text-properties fo:color="#ffffff" loext:opacity="100%" style:font-name="MOBITEL" fo:font-size="5pt" fo:font-weight="normal" style:font-size-asian="5pt" style:font-weight-asian="normal" style:font-size-complex="5pt" style:font-weight-complex="normal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text-properties style:font-name="Arial1" fo:font-size="8pt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text-properties style:font-name="Arial1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Arial1" fo:font-size="9pt" fo:font-weight="bold" style:font-size-asian="9pt" style:font-weight-asian="bold" style:font-size-complex="9pt" style:font-weight-complex="bold"/>
    </style:style>
    <style:style style:name="P29" style:family="paragraph" style:parent-style-name="Table_20_Contents">
      <style:text-properties style:font-name="Arial1" fo:font-size="6pt" style:font-size-asian="6pt" style:font-size-complex="6pt"/>
    </style:style>
    <style:style style:name="P30" style:family="paragraph" style:parent-style-name="Table_20_Contents">
      <style:paragraph-properties style:snap-to-layout-grid="false"/>
      <style:text-properties style:font-name="Arial1" fo:font-size="6pt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6pt" style:font-size-asian="6pt" style:font-size-complex="6pt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P33" style:family="paragraph" style:parent-style-name="Table_20_Contents">
      <style:text-properties fo:font-size="6pt" style:font-size-asian="6pt" style:font-size-complex="6pt"/>
    </style:style>
    <style:style style:name="P34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35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36" style:family="paragraph" style:parent-style-name="Table_20_Contents">
      <style:text-properties style:font-name="Arial" fo:font-size="6pt" style:font-size-asian="6pt" style:font-size-complex="6pt"/>
    </style:style>
    <style:style style:name="P37" style:family="paragraph" style:parent-style-name="Standard">
      <style:paragraph-properties style:snap-to-layout-grid="false"/>
      <style:text-properties style:font-name="Arial1" fo:font-size="8pt" fo:language="sl" fo:country="SI" style:text-underline-style="none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style:snap-to-layout-gri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39" style:family="paragraph" style:parent-style-name="Standard">
      <style:paragraph-properties fo:text-align="end" style:justify-single-word="false" style:snap-to-layout-grid="false"/>
      <style:text-properties style:font-name="Arial1" fo:font-size="8pt" style:text-underline-style="none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 style:snap-to-layout-grid="false"/>
      <style:text-properties style:font-name="Arial1" fo:font-size="8pt" style:text-underline-style="none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 style:snap-to-layout-grid="false"/>
      <style:text-properties style:font-name="Arial1" fo:font-size="6pt" style:font-size-asian="6pt" style:font-size-complex="6pt"/>
    </style:style>
    <style:style style:name="P42" style:family="paragraph" style:parent-style-name="Standard">
      <style:text-properties style:font-name="Arial1" fo:font-weight="bold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style:snap-to-layout-grid="false"/>
      <style:text-properties fo:color="#000000" loext:opacity="100%" style:font-name="Arial1" fo:font-size="7pt" fo:language="en" fo:country="US" style:font-name-asian="Tahoma" style:font-size-asian="7pt" style:font-name-complex="Tahoma" style:font-size-complex="7pt"/>
    </style:style>
    <style:style style:name="P46" style:family="paragraph" style:parent-style-name="Standard">
      <style:text-properties fo:font-weight="bold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justify" style:justify-single-word="false" style:snap-to-layout-grid="false"/>
      <style:text-properties fo:color="#00a0e4" loext:opacity="100%" style:font-name="Arial1" fo:font-size="14pt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justify" style:justify-single-word="false" style:snap-to-layout-grid="false"/>
      <style:text-properties fo:color="#ffffff" loext:opacity="100%" style:font-name="Arial1" fo:font-size="8pt" fo:font-weight="normal" style:font-size-asian="8pt" style:font-weight-asian="normal" style:font-size-complex="8pt" style:font-weight-complex="normal"/>
    </style:style>
    <style:style style:name="P50" style:family="paragraph" style:parent-style-name="Standard">
      <loext:graphic-properties draw:fill="solid" draw:fill-color="#ffffff" draw:opacity="100%"/>
      <style:paragraph-properties fo:background-color="#ffffff" style:snap-to-layout-grid="false"/>
      <style:text-properties fo:color="#ffffff" loext:opacity="100%" style:font-name="Arial1" fo:font-size="2pt" fo:font-weight="bold" style:font-size-asian="2pt" style:font-weight-asian="bold" style:font-size-complex="2pt" style:font-weight-complex="bold"/>
    </style:style>
    <style:style style:name="P51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start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53" style:family="paragraph" style:parent-style-name="_5f_m">
      <style:text-properties style:font-name="Arial1" fo:font-size="8pt" fo:font-weight="bold" style:font-size-asian="8pt" style:font-weight-asian="bold" style:font-size-complex="8pt" style:font-weight-complex="bold"/>
    </style:style>
    <style:style style:name="P54" style:family="paragraph" style:parent-style-name="_5f_m">
      <style:text-properties fo:font-size="10pt" style:font-size-asian="10pt" style:font-size-complex="10pt"/>
    </style:style>
    <style:style style:name="P55" style:family="paragraph" style:parent-style-name="Frame_20_contents">
      <style:text-properties style:font-name="Arial1" fo:font-size="2pt" style:font-size-asian="2.09999990463257pt" style:font-size-complex="2.40000009536743pt"/>
    </style:style>
    <style:style style:name="P56" style:family="paragraph" style:parent-style-name="Frame_20_contents">
      <style:text-properties fo:font-size="2pt" style:font-size-asian="2.09999990463257pt" style:font-size-complex="2.40000009536743pt"/>
    </style:style>
    <style:style style:name="P57" style:family="paragraph" style:parent-style-name="_5f_mobitel">
      <style:paragraph-properties style:snap-to-layout-gri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58" style:family="paragraph" style:parent-style-name="Standard">
      <style:paragraph-properties fo:margin-top="0in" fo:margin-bottom="0in" style:contextual-spacing="false" fo:text-align="justify" style:justify-single-word="false" style:snap-to-layout-grid="false">
        <style:tab-stops/>
      </style:paragraph-properties>
      <style:text-properties style:font-name="Arial1" fo:font-size="7pt" style:font-size-asian="7pt" style:font-size-complex="7pt"/>
    </style:style>
    <style:style style:name="P59" style:family="paragraph" style:parent-style-name="Standard" style:list-style-name="L1" style:master-page-name="">
      <style:paragraph-properties fo:margin-left="0in" fo:margin-right="0in" fo:margin-top="0.028in" fo:margin-bottom="0in" style:contextual-spacing="false" fo:text-align="start" style:justify-single-word="false" fo:keep-together="always" fo:text-indent="0in" style:auto-text-indent="false" style:page-number="auto" style:shadow="none" fo:keep-with-next="always" style:text-autospace="none" style:snap-to-layout-grid="false">
        <style:tab-stops>
          <style:tab-stop style:position="-0.2465in"/>
          <style:tab-stop style:position="-0.2299in"/>
        </style:tab-stops>
      </style:paragraph-properties>
      <style:text-properties fo:color="#000000" loext:opacity="100%" fo:font-size="7pt" style:font-size-asian="7pt" style:font-size-complex="7pt"/>
    </style:style>
    <style:style style:name="P60" style:family="paragraph" style:parent-style-name="Standard" style:list-style-name="L1">
      <style:paragraph-properties fo:margin-left="0in" fo:margin-right="0in" fo:margin-top="0.028in" fo:margin-bottom="0in" style:contextual-spacing="false" fo:text-align="start" style:justify-single-word="false" fo:text-indent="0in" style:auto-text-indent="false" style:shadow="none" style:text-autospace="none" style:snap-to-layout-grid="false">
        <style:tab-stops>
          <style:tab-stop style:position="-0.2465in"/>
          <style:tab-stop style:position="-0.2299in"/>
        </style:tab-stops>
      </style:paragraph-properties>
      <style:text-properties fo:color="#000000" loext:opacity="100%" fo:font-size="7pt" style:font-size-asian="7pt" style:font-size-complex="7pt"/>
    </style:style>
    <style:style style:name="P61" style:family="paragraph" style:parent-style-name="Standard">
      <style:paragraph-properties fo:margin-left="0in" fo:margin-right="0in" fo:margin-top="0.0075in" fo:margin-bottom="0in" style:contextual-spacing="false" fo:text-align="justify" style:justify-single-word="false" fo:keep-together="always" fo:text-indent="0in" style:auto-text-indent="false" fo:keep-with-next="always" style:snap-to-layout-gri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Arial1" fo:font-weight="normal" fo:background-color="transparent" loext:char-shading-value="0" style:font-weight-asian="normal" style:font-name-complex="Tahoma" style:font-weight-complex="normal"/>
    </style:style>
    <style:style style:name="T4" style:family="text">
      <style:text-properties fo:color="#000000" loext:opacity="100%" style:font-name="Arial1" fo:font-weight="bold" fo:background-color="transparent" loext:char-shading-value="0" style:font-weight-asian="bold" style:font-name-complex="Tahoma" style:font-weight-complex="bold"/>
    </style:style>
    <style:style style:name="T5" style:family="text">
      <style:text-properties fo:color="#000000" loext:opacity="100%" style:font-name="Arial1" fo:font-size="7pt" fo:language="en" fo:country="US" style:font-name-asian="Tahoma" style:font-size-asian="7pt" style:font-name-complex="Tahoma" style:font-size-complex="7pt"/>
    </style:style>
    <style:style style:name="T6" style:family="text">
      <style:text-properties fo:color="#000000" loext:opacity="100%" style:font-name="Arial1" fo:font-size="7pt" fo:language="en" fo:country="US" officeooo:rsid="002a4203" style:font-name-asian="Tahoma" style:font-size-asian="7pt" style:font-name-complex="Tahoma" style:font-size-complex="7pt"/>
    </style:style>
    <style:style style:name="T7" style:family="text">
      <style:text-properties style:text-underline-style="none"/>
    </style:style>
    <style:style style:name="T8" style:family="text">
      <style:text-properties fo:color="#1f497d" loext:opacity="100%" style:font-name="Arial1" fo:font-weight="normal" style:font-weight-asian="normal" style:font-name-complex="Tahoma" style:font-weight-complex="normal"/>
    </style:style>
    <style:style style:name="T9" style:family="text">
      <style:text-properties fo:background-color="#ffffff" loext:char-shading-value="0"/>
    </style:style>
    <style:style style:name="T10" style:family="text">
      <style:text-properties style:use-window-font-color="true" loext:opacity="0%" style:font-name="Arial1"/>
    </style:style>
    <style:style style:name="T11" style:family="text">
      <style:text-properties style:font-name="Arial1"/>
    </style:style>
    <style:style style:name="T12" style:family="text">
      <style:text-properties style:font-name="Arial1" fo:font-weight="normal" style:font-weight-asian="normal" style:font-name-complex="Tahoma" style:font-weight-complex="normal"/>
    </style:style>
    <style:style style:name="T13" style:family="text">
      <style:text-properties style:font-name="Arial1" style:text-underline-style="none" fo:font-weight="bold" style:font-weight-asian="bold" style:font-name-complex="Arial1" style:font-weight-complex="bold"/>
    </style:style>
    <style:style style:name="T14" style:family="text">
      <style:text-properties style:font-name="Arial1" style:text-underline-style="none" style:font-name-complex="Arial1" style:font-weight-complex="normal"/>
    </style:style>
    <style:style style:name="T15" style:family="text">
      <style:text-properties style:font-name="Arial1" fo:font-weight="bold" style:font-weight-asian="bold" style:font-name-complex="Tahoma" style:font-weight-complex="bold"/>
    </style:style>
    <style:style style:name="T16" style:family="text">
      <style:text-properties style:font-name="Arial1" style:font-name-complex="Arial1"/>
    </style:style>
    <style:style style:name="T17" style:family="text">
      <style:text-properties style:font-name="Arial1" fo:language="en" fo:country="US" style:font-name-asian="Tahoma" style:font-name-complex="Tahoma"/>
    </style:style>
    <style:style style:name="T18" style:family="text">
      <style:text-properties style:font-name="Arial1" fo:font-size="10pt" fo:language="en" fo:country="US" style:font-name-asian="Tahoma" style:font-size-asian="10pt" style:font-name-complex="Tahoma" style:font-size-complex="10pt"/>
    </style:style>
    <style:style style:name="T19" style:family="text">
      <style:text-properties style:font-name="Arial1" fo:font-size="6pt" fo:language="en" fo:country="US" style:font-name-asian="Tahoma" style:font-size-asian="6pt" style:font-name-complex="Tahoma" style:font-size-complex="6pt"/>
    </style:style>
    <style:style style:name="T20" style:family="text">
      <style:text-properties style:letter-kerning="true" style:font-name-asian="Arial CE" style:font-name-complex="Arial CE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officeooo:rsid="002a4203"/>
    </style:style>
    <style:style style:name="fr1" style:family="graphic" style:parent-style-name="Frame">
      <style:graphic-properties fo:margin-left="0in" fo:margin-right="0in" fo:margin-top="0.0193in" fo:margin-bottom="0in" style:protect="none" style:wrap="none" style:vertical-pos="top" style:vertical-rel="baseline" style:horizontal-pos="from-left" style:horizontal-rel="page" fo:background-color="transparent" draw:fill="none" draw:fill-color="#ffffff" fo:padding="0in" fo:border="0.06pt solid #000000" style:shadow="none" draw:shadow-opacity="100%" loext:rel-width-rel="paragraph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.0075in" fo:margin-bottom="0.0075in" style:vertical-pos="top" style:vertical-rel="baseline" style:horizontal-pos="from-left" style:horizontal-rel="paragraph" fo:padding="0in" fo:border="none" style:shadow="none" draw:shadow-opacity="100%" style:flow-with-text="true" loext:rel-width-rel="paragraph"/>
    </style:style>
    <style:style style:name="fr3" style:family="graphic" style:parent-style-name="Frame">
      <style:graphic-properties fo:margin-left="0in" fo:margin-right="0in" fo:margin-top="0.0075in" fo:margin-bottom="0.0075in" style:vertical-pos="top" style:vertical-rel="text" style:horizontal-pos="from-left" style:horizontal-rel="paragraph" fo:padding="0in" fo:border="none" style:shadow="none" draw:shadow-opacity="100%" style:flow-with-text="true" loext:rel-width-rel="paragraph">
        <style:columns fo:column-count="1" fo:column-gap="0in"/>
      </style:graphic-properties>
    </style:style>
    <style:style style:name="fr4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 loext:rel-width-rel="paragraph"/>
    </style:style>
    <style:style style:name="fr5" style:family="graphic" style:parent-style-name="Frame">
      <style:graphic-properties fo:margin-left="0in" fo:margin-right="0in" fo:margin-top="0in" fo:margin-bottom="0in" style:protect="size" style:vertical-pos="middle" style:vertical-rel="baseline" style:horizontal-pos="from-left" style:horizontal-rel="page" fo:background-color="transparent" draw:fill="none" draw:fill-color="#ffffff" fo:padding="0in" fo:border="none" style:shadow="none" draw:shadow-opacity="100%" loext:rel-width-rel="paragraph">
        <style:columns fo:column-count="1" fo:column-gap="0in"/>
      </style:graphic-properties>
    </style:style>
    <style:style style:name="fr6" style:family="graphic" style:parent-style-name="Frame">
      <style:graphic-properties fo:margin-left="0in" fo:margin-right="0in" fo:margin-top="0in" fo:margin-bottom="0in" style:protect="size" style:vertical-pos="middle" style:vertical-rel="baseline" style:horizontal-pos="center" style:horizontal-rel="paragraph" fo:padding="0in" fo:border="none" style:shadow="none" draw:shadow-opacity="100%" loext:rel-width-rel="paragraph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48">xxxxxxxxxxxxxxxxxxxxxxx</text:p>
              <text:p text:style-name="P49">xxxxxxxxxx</text:p>
            </table:table-cell>
            <table:table-cell table:style-name="Table1.A1" office:value-type="string">
              <text:p text:style-name="P19"/>
              <text:p text:style-name="P50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text:user-defined style:data-style-name="N0" text:name="a_id_stra"/>xxxxxxxxxxxxxxxxxxxxxxxxxxxxxxxxxxxxxxxxxxxxxxxxxxxxxxxxxxxxxxxxxxxxxxxxxxxxxxxxxxxxxxxxxxxxxxxxxxxxxxxxxxxxxxxxxxxxxxxxxxxxxxxxxxxxxxxxxxxxxxxxxxxxxxxxxxxxxxxxxxxxxxxxxxxx</text:p>
            </table:table-cell>
          </table:table-row>
        </table:table>
        <text:p text:style-name="Standard"><draw:frame draw:style-name="fr6" draw:name="Okvir40[hide(naziv_posrednika_vse!='')]" text:anchor-type="as-char" svg:width="7.0874in" style:rel-width="100%" svg:height="0.3425in" draw:z-index="0"><draw:text-box><text:p text:style-name="P45">x</text:p></draw:text-box></draw:frame></text:p>
      </text:section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1">x</text:p>
          </table:table-cell>
          <table:table-cell table:style-name="Table2.B1" office:value-type="string">
            <text:p text:style-name="P23"/>
          </table:table-cell>
          <table:table-cell table:style-name="Table2.A1" table:number-columns-spanned="3" office:value-type="string">
            <text:p text:style-name="P51">x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6">xxxxxxxxxxxxxxxxxxxxxxxxxxxxxxxxxxxxxxxxxxxxxxx</text:p>
          </table:table-cell>
          <table:table-cell table:style-name="Table2.A2" office:value-type="string">
            <text:p text:style-name="P36"/>
          </table:table-cell>
          <table:table-cell table:style-name="Table2.A2" table:number-columns-spanned="3" office:value-type="string">
            <text:p text:style-name="P36">xxxxxxxxxxxxxxxxxxxxx</text:p>
          </table:table-cell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51">x</text:p>
          </table:table-cell>
          <table:table-cell table:style-name="Table2.B3" office:value-type="string">
            <text:p text:style-name="P23"/>
          </table:table-cell>
          <table:table-cell table:style-name="Table2.C3" office:value-type="string">
            <text:p text:style-name="P52">x</text:p>
          </table:table-cell>
          <table:table-cell table:style-name="Table2.D3" office:value-type="string">
            <text:p text:style-name="Table_20_Contents"/>
          </table:table-cell>
          <table:table-cell table:style-name="Table2.E3" office:value-type="string">
            <text:p text:style-name="P54"/>
          </table:table-cell>
        </table:table-row>
        <table:table-row table:style-name="Table2.4">
          <table:table-cell table:style-name="Table2.A4" office:value-type="string">
            <text:p text:style-name="P36">xxxxxx</text:p>
          </table:table-cell>
          <table:table-cell table:style-name="Table2.B4" office:value-type="string">
            <text:p text:style-name="P36"/>
          </table:table-cell>
          <table:table-cell table:style-name="Table2.C4" office:value-type="string">
            <text:p text:style-name="P36">xxxxxxxxxxxxxxxxxxxxxxxxxxx</text:p>
          </table:table-cell>
          <table:table-cell table:style-name="Table2.D4" office:value-type="string">
            <text:p text:style-name="P36"/>
          </table:table-cell>
          <table:table-cell table:style-name="Table2.E4" office:value-type="string">
            <text:p text:style-name="P36"/>
          </table:table-cell>
        </table:table-row>
      </table:table>
      <text:p text:style-name="P18">xxxxxxxxxxxx</text:p>
      <text:p text:style-name="P14">xxxxxxx</text:p>
      <text:p text:style-name="P6"><text:span text:style-name="T14">x</text:span></text:p>
      <text:p text:style-name="P17"><draw:frame draw:style-name="fr4" draw:name="Okvir500[hide(a14_bind_type_monthly_payment!='')]" text:anchor-type="as-char" svg:width="7.0874in" style:rel-width="100%" draw:z-index="2"><draw:text-box fo:min-height="0.1965in"><text:p text:style-name="P16">xxxxxxx</text:p><text:p text:style-name="P1">x</text:p></draw:text-box></draw:frame></text:p>
      <text:p text:style-name="P11">xxxxxxx</text:p>
      <text:p text:style-name="P13"><text:span text:style-name="T11">xxxxxxxxxxxxxxxxxxxxxxxxxxxxxxxxxxx</text:span><text:span text:style-name="T10">xxxxxxxxxxxxxxxxxxxx</text:span></text:p>
      <text:p text:style-name="P3"><draw:frame draw:style-name="fr5" draw:name="Okvir11[hide(a14_c3!='1')]" text:anchor-type="as-char" svg:width="7.0874in" style:rel-width="100%" draw:z-index="1"><draw:text-box fo:min-height="0.1965in"><text:p text:style-name="P58"><text:span text:style-name="T21">x</text:span></text:p></draw:text-box></draw:frame></text:p>
      <text:p text:style-name="P5">xxxxxxx</text:p>
      <text:p text:style-name="P7"><text:span text:style-name="T3">x</text:span></text:p>
      <text:p text:style-name="P17"><draw:frame draw:style-name="fr4" draw:name="Okvir510[hide(a14_bind_type_monthly_payment!='')]" text:anchor-type="as-char" svg:width="7.0874in" style:rel-width="100%" draw:z-index="3"><draw:text-box fo:min-height="0.4335in"><text:p text:style-name="P10">xxxxxxx</text:p><text:p text:style-name="P12"><text:span text:style-name="T12">x</text:span></text:p></draw:text-box></draw:frame></text:p>
      <text:p text:style-name="P10">xxxxxxx</text:p>
      <text:p text:style-name="P8"><text:span text:style-name="T16">x</text:span><draw:frame draw:style-name="fr4" draw:name="Okvir501[hide(a14_bind_type_monthly_payment!='')]" text:anchor-type="as-char" svg:width="7.0874in" style:rel-width="100%" draw:z-index="4"><draw:text-box fo:min-height="0.1965in"><text:p text:style-name="P4">xxxxxxx</text:p><text:p text:style-name="P2">x</text:p></draw:text-box></draw:frame></text:p>
      <text:p text:style-name="P15">xxxxxxx</text:p>
      <text:p text:style-name="P9">xxxxxxxxxxxxxxxxxxxxxxxxxxxxxxxxxxxxxxxxxxxxxxxxxxxxxxxxxxxxxxxxxxxxxxxxxxxxxxxxxxxx</text:p>
      <text:p text:style-name="P15">xxxxxxx</text:p>
      <text:p text:style-name="P61"><text:span text:style-name="T5">x</text:span><text:span text:style-name="T6">x</text:span></text:p>
      <text:list xml:id="list253895098" text:style-name="L1">
        <text:list-header>
          <text:p text:style-name="P59"><text:span text:style-name="T18">xxxxxxxxxxxxxxxxxxx</text:span><text:span text:style-name="T19">xxxxxxxx</text:span><text:span text:style-name="T17">xx</text:span><text:span text:style-name="T18">xxxxxxxxxxxxxxxxxxx</text:span><text:span text:style-name="T19">xxxxxxxxxxx</text:span></text:p>
          <text:p text:style-name="P60"><draw:frame draw:style-name="fr3" draw:name="Okvir3" text:anchor-type="as-char" svg:width="7.0874in" style:rel-width="100%" draw:z-index="5"><draw:text-box fo:min-height="0.7445in"><table:table table:name="Tabela6" table:style-name="Tabela6"><table:table-column table:style-name="Tabela6.A"/><table:table-column table:style-name="Tabela6.B"/><table:table-column table:style-name="Tabela6.C"/><table:table-column table:style-name="Tabela6.D"/><table:table-column table:style-name="Tabela6.E"/><table:table-column table:style-name="Tabela6.F"/><table:table-column table:style-name="Tabela6.G"/><table:table-column table:style-name="Tabela6.H"/><table:table-row table:style-name="Tabela6.1"><table:table-cell table:style-name="Tabela6.A1" office:value-type="string"><text:p text:style-name="P42"/><text:p text:style-name="P44">x</text:p></table:table-cell><table:table-cell table:style-name="Tabela6.B1" office:value-type="string"><text:p text:style-name="P32"/></table:table-cell><table:table-cell table:style-name="Tabela6.A1" office:value-type="string"><text:p text:style-name="P42"/><text:p text:style-name="P44">x</text:p></table:table-cell><table:table-cell table:style-name="Tabela6.B1" office:value-type="string"><text:p text:style-name="P32"/></table:table-cell><table:table-cell table:style-name="Tabela6.A1" office:value-type="string"><text:p text:style-name="P43"><text:user-defined style:data-style-name="N0" text:name="zastopnik"/></text:p></table:table-cell><table:table-cell table:style-name="Tabela6.B1" office:value-type="string"><text:p text:style-name="P32"/></table:table-cell><table:table-cell table:style-name="Tabela6.A1" office:value-type="string"><text:p text:style-name="P22">xxxxxxxxxxxxxxxxxxxxxxxxxxxxxxxxxxxxxxxxxxxxxxx</text:p></table:table-cell><table:table-cell table:style-name="Tabela6.B1" office:value-type="string"><text:p text:style-name="P31">xxx</text:p></table:table-cell></table:table-row><table:table-row table:style-name="Tabela6.2"><table:table-cell table:style-name="Tabela6.A2" office:value-type="string"><text:p text:style-name="P35">xxxx</text:p></table:table-cell><table:table-cell table:style-name="Tabela6.A2" office:value-type="string"><text:p text:style-name="P35"/></table:table-cell><table:table-cell table:style-name="Tabela6.A2" office:value-type="string"><text:p text:style-name="P33">xxxxx</text:p></table:table-cell><table:table-cell table:style-name="Tabela6.A2" office:value-type="string"><text:p text:style-name="P35"/></table:table-cell><table:table-cell table:style-name="Tabela6.A2" office:value-type="string"><text:p text:style-name="P35">xxxxxxxxxxxxxxxxxxxxxxxxxxxxxxxxxxxxxxxxxxxxxxx</text:p></table:table-cell><table:table-cell table:style-name="Tabela6.A2" office:value-type="string"><text:p text:style-name="P35"/></table:table-cell><table:table-cell table:style-name="Tabela6.A2" office:value-type="string"><text:p text:style-name="P33">xxxxxxxxxxxxxxxxxxxxxxxxxxxxxxxxxxxxxxxx</text:p></table:table-cell><table:table-cell table:style-name="Tabela6.A2" office:value-type="string"><text:p text:style-name="P35"/></table:table-cell></table:table-row></table:table><text:p text:style-name="P56"/></draw:text-box></draw:frame><draw:frame draw:style-name="fr2" draw:name="Okvir100[hide(naziv_posrednika!='')]" text:anchor-type="as-char" svg:width="7.0874in" style:rel-width="100%" draw:z-index="6"><draw:text-box fo:min-height="0.9134in"><table:table table:name="Tabela1" table:style-name="Tabela1"><table:table-column table:style-name="Tabela1.A"/><table:table-column table:style-name="Tabela1.B"/><table:table-column table:style-name="Tabela1.C"/><table:table-column table:style-name="Tabela1.D"/><table:table-column table:style-name="Tabela1.E"/><table:table-column table:style-name="Tabela1.F"/><table:table-column table:style-name="Tabela1.G"/><table:table-row table:style-name="Tabela1.1"><table:table-cell table:style-name="Tabela1.A1" office:value-type="string"><text:p text:style-name="P46"/><text:p text:style-name="P47">x</text:p></table:table-cell><table:table-cell table:style-name="Tabela1.B1" office:value-type="string"><text:p text:style-name="P24"/></table:table-cell><table:table-cell table:style-name="Tabela1.A1" office:value-type="string"><text:p text:style-name="P46"/><text:p text:style-name="P47">x</text:p></table:table-cell><table:table-cell table:style-name="Tabela1.B1" office:value-type="string"><text:p text:style-name="P24"/></table:table-cell><table:table-cell table:style-name="Tabela1.B1" office:value-type="string"><text:p text:style-name="P24"/></table:table-cell><table:table-cell table:style-name="Tabela1.A1" office:value-type="string"><text:p text:style-name="P21">xxxxxxxxxxxxxxxxxxxxxxxxxxxxxxxxxxxxxxxxx</text:p></table:table-cell><table:table-cell table:style-name="Tabela1.B1" office:value-type="string"><text:p text:style-name="P34">xxx</text:p></table:table-cell></table:table-row><table:table-row table:style-name="Tabela1.2"><table:table-cell table:style-name="Tabela1.A2" office:value-type="string"><text:p text:style-name="P35">xxxx</text:p></table:table-cell><table:table-cell table:style-name="Tabela1.A2" office:value-type="string"><text:p text:style-name="P35"/></table:table-cell><table:table-cell table:style-name="Tabela1.A2" office:value-type="string"><text:p text:style-name="P33">xxxxx</text:p></table:table-cell><table:table-cell table:style-name="Tabela1.A2" office:value-type="string"><text:p text:style-name="P35"/></table:table-cell><table:table-cell table:style-name="Tabela1.A2" office:value-type="string"><text:p text:style-name="P35"/></table:table-cell><table:table-cell table:style-name="Tabela1.A2" office:value-type="string"><text:p text:style-name="P33">xxxxxxxxxxxxxxxxxxxxxxxxxxxxxxxxxxxxxxxxxxxxx</text:p></table:table-cell><table:table-cell table:style-name="Tabela1.A2" office:value-type="string"><text:p text:style-name="P35"/></table:table-cell></table:table-row></table:table><text:p text:style-name="P56"/></draw:text-box></draw:frame><draw:frame draw:style-name="fr1" draw:name="Okvir5" text:anchor-type="as-char" svg:width="7.0874in" style:rel-width="100%" draw:z-index="7"><draw:text-box fo:min-height="0.5398in"><table:table table:name="Tabela3" table:style-name="Tabela3"><table:table-column table:style-name="Tabela3.A"/><table:table-column table:style-name="Tabela3.B"/><table:table-column table:style-name="Tabela3.C" table:number-columns-repeated="2"/><table:table-column table:style-name="Tabela3.E"/><table:table-row table:style-name="Tabela3.1"><table:table-cell table:style-name="Tabela3.A1" office:value-type="string"><text:p text:style-name="P37"/></table:table-cell><table:table-cell table:style-name="Tabela3.A1" office:value-type="string"><text:p text:style-name="P37">xxxxxxxxxxxxxxxxxxxxxxxxxxxxxxxxxxxxxxxxxxxxxxxxxxxxxxxx</text:p></table:table-cell><table:table-cell table:style-name="Tabela3.A1" office:value-type="string"><text:p text:style-name="P40">x</text:p></table:table-cell><table:table-cell table:style-name="Tabela3.A1" office:value-type="string"><text:p text:style-name="P39">x</text:p></table:table-cell><table:table-cell table:style-name="Tabela3.A1" office:value-type="string"><text:p text:style-name="P26"/></table:table-cell></table:table-row></table:table><table:table table:name="Tabela5" table:style-name="Tabela5"><table:table-column table:style-name="Tabela5.A"/><table:table-column table:style-name="Tabela5.B"/><table:table-column table:style-name="Tabela5.C"/><table:table-column table:style-name="Tabela5.D"/><table:table-column table:style-name="Tabela5.C"/><table:table-column table:style-name="Tabela5.F"/><table:table-column table:style-name="Tabela5.G"/><table:table-column table:style-name="Tabela5.H"/><table:table-column table:style-name="Tabela5.I"/><table:table-column table:style-name="Tabela5.J"/><table:table-column table:style-name="Tabela5.K"/><table:table-column table:style-name="Tabela5.L"/><table:table-column table:style-name="Tabela5.M"/><table:table-row table:style-name="Tabela5.1"><table:table-cell table:style-name="Tabela5.A1" office:value-type="string"><text:p text:style-name="P27"/></table:table-cell><table:table-cell table:style-name="Tabela5.B1" office:value-type="string"><text:p text:style-name="P53">x</text:p></table:table-cell><table:table-cell table:style-name="Tabela5.A1" office:value-type="string"><text:p text:style-name="P27"/><text:p text:style-name="P27"/><text:p text:style-name="P27"/></table:table-cell><table:table-cell table:style-name="Tabela5.B1" office:value-type="string"><text:p text:style-name="P38">x</text:p></table:table-cell><table:table-cell table:style-name="Tabela5.A1" office:value-type="string"><text:p text:style-name="P27"/><text:p text:style-name="P27"/><text:p text:style-name="P27"/></table:table-cell><table:table-cell table:style-name="Tabela5.B1" office:value-type="string"><text:p text:style-name="P57"><text:user-defined style:data-style-name="N0" text:name="st_racuna"/></text:p></table:table-cell><table:table-cell table:style-name="Tabela5.A1" office:value-type="string"><text:p text:style-name="P27"/><text:p text:style-name="P27"/><text:p text:style-name="P27"/></table:table-cell><table:table-cell table:style-name="Tabela5.B1" office:value-type="string"><text:p text:style-name="P57"><text:user-defined style:data-style-name="N0" text:name="datum_odpreme"/></text:p></table:table-cell><table:table-cell table:style-name="Tabela5.A1" office:value-type="string"><text:p text:style-name="P27"/><text:p text:style-name="P27"/><text:p text:style-name="P27"/></table:table-cell><table:table-cell table:style-name="Tabela5.B1" office:value-type="string"><text:p text:style-name="P57"><text:user-defined style:data-style-name="N0" text:name="ident"/></text:p></table:table-cell><table:table-cell table:style-name="Tabela5.A1" office:value-type="string"><text:p text:style-name="P57"/><text:p text:style-name="P57"/><text:p text:style-name="P57"/></table:table-cell><table:table-cell table:style-name="Tabela5.B1" office:value-type="string"><text:p text:style-name="P57"><text:user-defined style:data-style-name="N0" text:name="koda1"/></text:p></table:table-cell><table:table-cell table:style-name="Tabela5.A1" office:value-type="string"><text:p text:style-name="P27"/></table:table-cell></table:table-row><table:table-row table:style-name="Tabela5.2"><table:table-cell table:style-name="Tabela5.A2" office:value-type="string"><text:p text:style-name="P41"/></table:table-cell><table:table-cell table:style-name="Tabela5.B2" office:value-type="string"><text:p text:style-name="P41">xxxxxxxxxxxxxxxxxxxxxxx</text:p></table:table-cell><table:table-cell table:style-name="Tabela5.E2" office:value-type="string"><text:p text:style-name="P29"/></table:table-cell><table:table-cell table:style-name="Tabela5.D2" office:value-type="string"><text:p text:style-name="P41">xxxxxxxxxxxxxxxxxxxxxx</text:p></table:table-cell><table:table-cell table:style-name="Tabela5.E2" office:value-type="string"><text:p text:style-name="P41"/></table:table-cell><table:table-cell table:style-name="Tabela5.F2" office:value-type="string"><text:p text:style-name="P29">xxxxxxxxxxxxxxx</text:p></table:table-cell><table:table-cell table:style-name="Tabela5.G2" office:value-type="string"><text:p text:style-name="P41"/></table:table-cell><table:table-cell table:style-name="Tabela5.H2" office:value-type="string"><text:p text:style-name="P30">xxxxxxxxxxxxx</text:p></table:table-cell><table:table-cell table:style-name="Tabela5.I2" office:value-type="string"><text:p text:style-name="P41"/></table:table-cell><table:table-cell table:style-name="Tabela5.J2" office:value-type="string"><text:p text:style-name="P30">xxxxx</text:p></table:table-cell><table:table-cell table:style-name="Tabela5.K2" office:value-type="string"><text:p text:style-name="P30"/></table:table-cell><table:table-cell table:style-name="Tabela5.L2" office:value-type="string"><text:p text:style-name="P30">xxxx</text:p></table:table-cell><table:table-cell table:style-name="Tabela5.M2" office:value-type="string"><text:p text:style-name="P41"/></table:table-cell></table:table-row></table:table><text:p text:style-name="P55"/></draw:text-box></draw:frame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MOBITEL" svg:font-family="MOBITE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avadno" style:font-family-generic="swiss" style:font-pitch="variable"/>
    <style:font-face style:name="Arial CE" svg:font-family="'Arial C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sl" fo:country="SI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sl" fo:country="SI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avadno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m" style:display-name="_m" style:family="paragraph" style:parent-style-name="Standard" style:class="extra">
      <style:paragraph-properties style:snap-to-layout-grid="false"/>
      <style:text-properties fo:font-size="9pt" fo:font-weight="bold" style:font-size-asian="9pt" style:font-weight-asian="bold" style:font-size-complex="9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T_20_Izjava_2f_Obvestila_20_besedilo" style:display-name="MT Izjava/Obvestila besedilo" style:family="paragraph" style:parent-style-name="Standard" style:list-style-name="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0.0984in"/>
        </style:tab-stops>
      </style:paragraph-properties>
      <style:text-properties fo:font-size="7pt" fo:font-weight="normal" style:font-size-asian="7pt" style:font-weight-asian="normal" style:font-size-complex="7pt" style:font-weight-complex="normal"/>
    </style:style>
    <style:style style:name="_5f_mobitel" style:display-name="_mobitel" style:family="paragraph" style:parent-style-name="Standard" style:class="extra">
      <style:paragraph-properties style:snap-to-layout-grid="false"/>
      <style:text-properties fo:font-size="7pt" fo:font-weight="bold" style:font-size-asian="7pt" style:font-weight-asian="bold" style:font-size-complex="7pt"/>
    </style:style>
    <style:style style:name="Mobitel" style:family="paragraph" style:parent-style-name="Standard">
      <style:text-properties style:font-name="Verdana" fo:font-family="Verdana" style:font-family-generic="swiss" style:font-pitch="variable" fo:font-size="8pt" style:font-size-asian="8pt"/>
    </style:style>
    <style:style style:name="Črtna_20_koda" style:display-name="Črtna koda" style:family="paragraph" style:parent-style-name="Table_20_Contents" style:class="extra" style:master-page-name="">
      <style:paragraph-properties style:line-height-at-least="0in" fo:text-align="end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1555in" fo:text-indent="-0.1181in" fo:margin-left="0.7618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8661in" fo:margin-bottom="0.827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Uroš</meta:initial-creator>
    <meta:creation-date>2010-03-30T18:30:00</meta:creation-date>
    <dc:date>2020-06-19T12:33:06.485857861</dc:date>
    <meta:print-date>2011-11-28T10:37:43.94</meta:print-date>
    <meta:editing-cycles>198</meta:editing-cycles>
    <meta:editing-duration>P24DT6H47M48S</meta:editing-duration>
    <meta:generator>LibreOfficeDev/7.1.0.0.alpha0$Linux_X86_64 LibreOffice_project/6bbc740b72f1629c82440b3b4f09849d3d49c01a</meta:generator>
    <dc:initial-creator>Indea</dc:initial-creator>
    <dc:auto-filler>Indea/ODT-XML/V:1.0.0.5</dc:auto-filler>
    <meta:printed-by>Blaž Mehle</meta:printed-by>
    <meta:document-statistic meta:table-count="6" meta:image-count="0" meta:object-count="0" meta:page-count="1" meta:paragraph-count="69" meta:word-count="61" meta:character-count="1370" meta:non-whitespace-character-count="1370"/>
    <meta:user-defined meta:name="a14_apn"/>
    <meta:user-defined meta:name="a14_b_type">UMTS - SAMSUNG GALAXY POCKET - 24M</meta:user-defined>
    <meta:user-defined meta:name="a14_bill_services"/>
    <meta:user-defined meta:name="a14_bind_type_id">4831</meta:user-defined>
    <meta:user-defined meta:name="a14_bind_type_month" meta:value-type="string"/>
    <meta:user-defined meta:name="a14_bind_type_monthly_payment" meta:value-type="string"/>
    <meta:user-defined meta:name="a14_c2" meta:value-type="string">1</meta:user-defined>
    <meta:user-defined meta:name="a14_c3" meta:value-type="string">1</meta:user-defined>
    <meta:user-defined meta:name="a14_c3_1" meta:value-type="string"/>
    <meta:user-defined meta:name="a14_c3_2" meta:value-type="string"/>
    <meta:user-defined meta:name="a14_imei" meta:value-type="string">353629052777066</meta:user-defined>
    <meta:user-defined meta:name="a14_mesecna_obveznost" meta:value-type="string"/>
    <meta:user-defined meta:name="a14_mesecna_obveznost_eur" meta:value-type="string"/>
    <meta:user-defined meta:name="a14_naprava" meta:value-type="string"/>
    <meta:user-defined meta:name="a14_p_p_p" meta:value-type="string">95,04</meta:user-defined>
    <meta:user-defined meta:name="a14_p_p_ppm" meta:value-type="string">3,96</meta:user-defined>
    <meta:user-defined meta:name="a14_p_price" meta:value-type="string">35.0</meta:user-defined>
    <meta:user-defined meta:name="a14_phone" meta:value-type="string">SAMSUNG GALAXY POCKET</meta:user-defined>
    <meta:user-defined meta:name="a14_prodajalec" meta:value-type="string"/>
    <meta:user-defined meta:name="a14_skupni_mesecni_znesek_eur" meta:value-type="string">3,96</meta:user-defined>
    <meta:user-defined meta:name="a14_skupni_znesek_eur" meta:value-type="string">95,04</meta:user-defined>
    <meta:user-defined meta:name="a14_sofinanciran_znesek" meta:value-type="string"/>
    <meta:user-defined meta:name="a14_sofinanciran_znesek_eur" meta:value-type="string"/>
    <meta:user-defined meta:name="a_bind_type_id" meta:value-type="string">4831</meta:user-defined>
    <meta:user-defined meta:name="a_customer" meta:value-type="string">ŽUNKO BOJAN</meta:user-defined>
    <meta:user-defined meta:name="a_id_stra" meta:value-type="string"/>
    <meta:user-defined meta:name="a_imei" meta:value-type="string">353629052777066</meta:user-defined>
    <meta:user-defined meta:name="a_msisdn" meta:value-type="string">041280345</meta:user-defined>
    <meta:user-defined meta:name="a_street" meta:value-type="string">SAVA 58</meta:user-defined>
    <meta:user-defined meta:name="a_zip" meta:value-type="string">1282 SAVA</meta:user-defined>
    <meta:user-defined meta:name="aneks14_1" meta:value-type="string"/>
    <meta:user-defined meta:name="apn" meta:value-type="string"/>
    <meta:user-defined meta:name="barcode" meta:value-type="string">09102013021400015</meta:user-defined>
    <meta:user-defined meta:name="charg_id" meta:value-type="string"/>
    <meta:user-defined meta:name="clen2_" meta:value-type="string"/>
    <meta:user-defined meta:name="clen3_" meta:value-type="string"/>
    <meta:user-defined meta:name="clen3_1_" meta:value-type="string"/>
    <meta:user-defined meta:name="colour" meta:value-type="string"/>
    <meta:user-defined meta:name="datum_odpreme" meta:value-type="string"/>
    <meta:user-defined meta:name="datum_vnos" meta:value-type="string">31.12.2012</meta:user-defined>
    <meta:user-defined meta:name="id_stra" meta:value-type="string"/>
    <meta:user-defined meta:name="ident" meta:value-type="string"/>
    <meta:user-defined meta:name="imei" meta:value-type="string"/>
    <meta:user-defined meta:name="koda1" meta:value-type="string"/>
    <meta:user-defined meta:name="komerc" meta:value-type="string">NEMEC ŽANET</meta:user-defined>
    <meta:user-defined meta:name="komerc_version" meta:value-type="string">GO 3.2/118.34 (31. 1. 2013)</meta:user-defined>
    <meta:user-defined meta:name="kraj" meta:value-type="string"/>
    <meta:user-defined meta:name="kraj_vnosa" meta:value-type="string">TC MARIBOR</meta:user-defined>
    <meta:user-defined meta:name="modify_date" meta:value-type="string">14.02.2013</meta:user-defined>
    <meta:user-defined meta:name="nar_ime49" meta:value-type="string"/>
    <meta:user-defined meta:name="naslov" meta:value-type="string"/>
    <meta:user-defined meta:name="naziv_posrednika" meta:value-type="string"/>
    <meta:user-defined meta:name="naziv_posrednika_vse" meta:value-type="string"/>
    <meta:user-defined meta:name="object_name" meta:value-type="string">09102013021400015</meta:user-defined>
    <meta:user-defined meta:name="object_name_first_part" meta:value-type="string">091020130214</meta:user-defined>
    <meta:user-defined meta:name="object_name_second_part" meta:value-type="string">00015</meta:user-defined>
    <meta:user-defined meta:name="prod_id" meta:value-type="string"/>
    <meta:user-defined meta:name="prod_ime" meta:value-type="string"/>
    <meta:user-defined meta:name="prod_mes" meta:value-type="string">201</meta:user-defined>
    <meta:user-defined meta:name="prodajalec_pozicija" meta:value-type="string"/>
    <meta:user-defined meta:name="prodajalec_pozicija_id" meta:value-type="string"/>
    <meta:user-defined meta:name="r_object_id" meta:value-type="string">09000001860b17fb</meta:user-defined>
    <meta:user-defined meta:name="r_version_label" meta:value-type="string">2.203,CURRENT</meta:user-defined>
    <meta:user-defined meta:name="sales_order_delivery_id" meta:value-type="string"/>
    <meta:user-defined meta:name="sales_order_id" meta:value-type="string"/>
    <meta:user-defined meta:name="sap_matnr" meta:value-type="string"/>
    <meta:user-defined meta:name="soglasje" meta:value-type="string"/>
    <meta:user-defined meta:name="st_racuna" meta:value-type="string"/>
    <meta:user-defined meta:name="subscription_inet_id" meta:value-type="string">4695156</meta:user-defined>
    <meta:user-defined meta:name="tel_st" meta:value-type="string"/>
    <meta:user-defined meta:name="type_id" meta:value-type="string">49</meta:user-defined>
    <meta:user-defined meta:name="type_name" meta:value-type="string">Aneks UMTS št. 14/2005</meta:user-defined>
    <meta:user-defined meta:name="z_dne" meta:value-type="string"/>
    <meta:user-defined meta:name="zap_st" meta:value-type="string"/>
    <meta:user-defined meta:name="zastopnik" meta:value-type="string"/>
  </office:meta>
</office:document-meta>
</file>